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" svg:font-family="LSBSymbol" style:font-pitch="variable"/>
    <style:font-face style:name="Segoe UI2" svg:font-family="'Segoe UI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07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1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justify" fo:text-indent="0cm">
        <style:tab-stops>
          <style:tab-stop style:position="19.05cm" style:type="right"/>
        </style:tab-stops>
      </style:paragraph-properties>
    </style:style>
    <style:style style:name="P6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>
        <style:tab-stops>
          <style:tab-stop style:position="19.05cm" style:type="right"/>
        </style:tab-stops>
      </style:paragraph-properties>
      <style:text-properties style:font-name="Segoe UI Semibold1" fo:font-size="28pt" style:font-size-asian="28pt" style:font-size-complex="28pt"/>
    </style:style>
    <style:style style:name="T1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font-name="Segoe UI Semibold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3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6pt" style:font-name-asian="LSBSymbol" style:font-size-asian="36pt" style:font-name-complex="LSBSymbol1" style:font-size-complex="36pt"/>
    </style:style>
    <style:style style:name="T5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 Semibold" fo:font-size="36pt" fo:font-style="normal" style:font-name-asian="LSBSymbol" style:font-size-asian="36pt" style:font-style-asian="normal" style:font-name-complex="LSBSymbol1" style:font-size-complex="36pt" style:font-style-complex="normal"/>
    </style:style>
    <style:style style:name="T7" style:family="text">
      <style:text-properties fo:color="#000000" style:font-name="Segoe UI1" fo:font-size="36pt" fo:font-style="normal" fo:font-weight="bold" style:font-name-asian="LSBSymbol" style:font-size-asian="36pt" style:font-style-asian="normal" style:font-weight-asian="bold" style:font-name-complex="LSBSymbol1" style:font-size-complex="36pt" style:font-style-complex="normal" style:font-weight-complex="bold"/>
    </style:style>
    <style:style style:name="T8" style:family="text">
      <style:text-properties style:font-name="Segoe UI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3.876cm" svg:height="5.08cm" svg:x="1.778cm" svg:y="0.508cm">
          <draw:text-box>
            <text:p text:style-name="P1"><text:span text:style-name="T1">PREFACE</text:span></text:p>
            <text:p text:style-name="P2"><text:span text:style-name="T2">P: </text:span><text:span text:style-name="T3">The Lord be with you.</text:span></text:p>
            <text:p text:style-name="P2"><text:span text:style-name="T4">C: </text:span><text:span text:style-name="T5">And also with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3" draw:text-style-name="P8" draw:layer="layout" svg:width="24.892cm" svg:height="8.327cm" svg:x="1.524cm" svg:y="0.563cm">
          <draw:text-box>
            <text:p text:style-name="P5"><text:span text:style-name="T2">P: Lift up your hearts.</text:span></text:p>
            <text:p text:style-name="P6"><text:span text:style-name="T6">C: </text:span><text:span text:style-name="T7">We lift them to the Lord.</text:span></text:p>
            <text:p text:style-name="P6"><text:span text:style-name="T2">P: </text:span><text:span text:style-name="T3">Let us give thanks to the Lord our God.</text:span></text:p>
            <text:p text:style-name="P7"><text:span text:style-name="T4">C: </text:span><text:span text:style-name="T8">It is right to give Him thanks and </text:span></text:p>
            <text:p text:style-name="P7"><text:span text:style-name="T8"><text:s text:c="6"/></text:span><text:span text:style-name="T8">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Cambria1" svg:font-family="Cambria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" svg:font-family="LSBSymbol" style:font-pitch="variable"/>
    <style:font-face style:name="Segoe UI2" svg:font-family="'Segoe UI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pitch-asian="variable" style:font-size-asian="11pt" style:language-asian="ar" style:country-asian="SA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style:font-name-complex="Segoe UI" style:font-family-complex="'Segoe UI'" style:font-family-generic-complex="roman" style:font-pitch-complex="variable" style:font-size-complex="9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Segoe UI" fo:font-family="'Segoe UI'" style:font-family-generic="roman" style:font-pitch="variable" fo:font-size="9pt" fo:language="en" fo:country="US" style:font-name-asian="Segoe UI2" style:font-family-asian="'Segoe UI'" style:font-pitch-asian="variable" style:font-size-asian="9pt" style:language-asian="ar" style:country-asian="SA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No_20_Spacing" style:display-name="No Spacing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Goudy Old Style" fo:font-family="'Goudy Old Style'" style:font-family-generic="roman" style:font-pitch="variable" fo:font-size="11pt" fo:language="en" fo:country="US" fo:font-style="italic" style:letter-kerning="true" style:font-name-asian="Goudy Old Style1" style:font-family-asian="'Goudy Old Style'" style:font-pitch-asian="variable" style:font-size-asian="11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Corbel" fo:font-family="Corbel" style:font-family-generic="roman" style:font-pitch="variable" fo:font-size="11pt" fo:language="en" fo:country="US" fo:font-style="italic" style:letter-kerning="true" style:font-name-asian="Corbel1" style:font-family-asian="Corbel" style:font-pitch-asian="variable" style:font-size-asian="11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Cambria" fo:font-family="Cambria" style:font-family-generic="roman" style:font-pitch="variable" fo:font-size="13pt" fo:language="en" fo:country="US" fo:font-weight="bold" style:font-name-asian="Cambria1" style:font-family-asian="Cambria" style:font-pitch-asian="variable" style:font-size-asian="13pt" style:language-asian="ar" style:country-asian="SA" style:font-weight-asian="bold" style:font-weight-complex="bold"/>
    </style:style>
    <style:style style:name="Body" style:family="graphic">
      <style:paragraph-properties fo:margin-left="0cm" fo:margin-right="0cm" fo:text-align="start" fo:text-indent="0cm" style:text-autospace="none"/>
      <style:text-properties fo:color="#000000" style:font-name="Corbel" fo:font-family="Corbel" style:font-family-generic="roman" style:font-pitch="variable" fo:font-size="12pt" fo:language="en" fo:country="US" style:letter-kerning="true" style:font-name-asian="Corbel1" style:font-family-asian="Corbel" style:font-pitch-asian="variable" style:font-size-asian="12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Calibri1" style:font-family-asian="Calibri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4:13:41.915000000</meta:creation-date>
    <dc:title>1030 Wt. Intro</dc:title>
    <meta:editing-duration>PT26M26S</meta:editing-duration>
    <meta:editing-cycles>47</meta:editing-cycles>
    <meta:generator>LibreOffice/6.1.3.2$Windows_X86_64 LibreOffice_project/86daf60bf00efa86ad547e59e09d6bb77c699acb</meta:generator>
    <dc:date>2019-02-06T12:49:01.293000000</dc:date>
    <meta:document-statistic meta:object-count="63"/>
  </office:meta>
</office:document-meta>
</file>